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8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7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5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4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33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13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3"/>MIXED MODE WINDOWS PROGRAMMING </text:p>
      <text:p text:style-name="Standard"><text:tab/><text:tab/><text:tab/><text:tab/>USING C# , C++/CLI and ANSI C/C++</text:p>
      <text:p text:style-name="Standard"/>
      <text:p text:style-name="Standard"/>
      <text:p text:style-name="Standard"/>
      <text:p text:style-name="Standard"/>
      <text:p text:style-name="Standard"><text:s text:c="58"/>Written by Praseed Pai K.T.</text:p>
      <text:p text:style-name="Standard"><text:s text:c="59"/><text:a xlink:type="simple" xlink:href="http://praseedp.blogspot.com/">http://praseedp.blogspot.com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68"/>PRESENTED @ </text:p>
      <text:p text:style-name="Standard"><text:s text:c="68"/>DEVCON 2010</text:p>
      <text:p text:style-name="Standard"><text:s text:c="64"/>Technopark,Trivandrum <text:s/></text:p>
      <text:p text:style-name="Standard"><text:s text:c="77"/>IND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3"/><text:span text:style-name="T1"><text:s text:c="9"/></text:span><text:span text:style-name="T2"><text:s/>“ IN INDIA , IT IS LIKE THIS , DON'T KNOW HOW IT IS IN</text:span></text:p>
      <text:list text:style-name="L1">
        <text:list-header>
          <text:p text:style-name="P4"><text:s text:c="55"/>PUNJAB “</text:p>
          <text:p text:style-name="P2"/>
          <text:p text:style-name="P2"><text:s text:c="45"/>PUNJABI HOUSE , 1998</text:p>
          <text:p text:style-name="P1"><text:s text:c="49"/>( Malayalam Movie ) <text:s text:c="2"/></text:p>
        </text:list-header>
      </text:list>
      <text:p text:style-name="Standard"/>
      <text:p text:style-name="Standard"/>
      <text:p text:style-name="Standard">With Version 2.0 of the .net framework , MS released a new dialect of C++ targetting the .NET platfrom by the name C++/CLI. </text:p>
      <text:p text:style-name="Standard"/>
      <text:p text:style-name="Standard">Let us write a Hello World program in C++/CLI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////////////////////////////////</text:p>
            <text:p text:style-name="Table_20_Contents">// Pure_CLI.cpp</text:p>
            <text:p text:style-name="Table_20_Contents">// A C++/CLI Hello World...program</text:p>
            <text:p text:style-name="Table_20_Contents">//</text:p>
            <text:p text:style-name="Table_20_Contents">//</text:p>
            <text:p text:style-name="Table_20_Contents">// Written by Praseed Pai K.T.</text:p>
            <text:p text:style-name="Table_20_Contents">// <text:s text:c="11"/>http://praseedp.blogspot.com</text:p>
            <text:p text:style-name="Table_20_Contents">//</text:p>
            <text:p text:style-name="Table_20_Contents">// <text:s/></text:p>
            <text:p text:style-name="Table_20_Contents">// @ the Visual Studio command prompt</text:p>
            <text:p text:style-name="Table_20_Contents">//</text:p>
            <text:p text:style-name="Table_20_Contents">// cl /clr Pure_CLI.cpp</text:p>
            <text:p text:style-name="Table_20_Contents">// Pure_CLI <text:s/></text:p>
            <text:p text:style-name="Table_20_Contents">//</text:p>
            <text:p text:style-name="Table_20_Contents">//</text:p>
            <text:p text:style-name="Table_20_Contents"/>
            <text:p text:style-name="Table_20_Contents">using namespace System;</text:p>
            <text:p text:style-name="Table_20_Contents"/>
            <text:p text:style-name="Table_20_Contents">int main(array&lt;String^&gt;^ args )</text:p>
            <text:p text:style-name="Table_20_Contents">{</text:p>
            <text:p text:style-name="Table_20_Contents"><text:s text:c="4"/>Console::WriteLine("Hello World....");</text:p>
            <text:p text:style-name="Table_20_Contents"/>
            <text:p text:style-name="Table_20_Contents">}</text:p>
          </table:table-cell>
        </table:table-row>
      </table:table>
      <text:p text:style-name="Standard"/>
      <text:p text:style-name="Standard">The above program uses C++/CLI language to spit the string hello world...to the console...!. A computationally (well we are not computing here !!!) equivalent program in C# is given below.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/////////////////////////////////////</text:p>
            <text:p text:style-name="Table_20_Contents">// Dump_cmd.cs</text:p>
            <text:p text:style-name="Table_20_Contents">//</text:p>
            <text:p text:style-name="Table_20_Contents">// A C# program to print "Hello World "</text:p>
            <text:p text:style-name="Table_20_Contents">//</text:p>
            <text:p text:style-name="Table_20_Contents">// Written by Praseed Pai K.T.</text:p>
            <text:p text:style-name="Table_20_Contents">// <text:s text:c="11"/>http://praseedp.blogspot.com</text:p>
            <text:p text:style-name="Table_20_Contents">//</text:p>
            <text:p text:style-name="Table_20_Contents"><text:soft-page-break/>//</text:p>
            <text:p text:style-name="Table_20_Contents">// csc Dump_cmd.cs </text:p>
            <text:p text:style-name="Table_20_Contents">// Dump_cmd</text:p>
            <text:p text:style-name="Table_20_Contents">//</text:p>
            <text:p text:style-name="Table_20_Contents">//</text:p>
            <text:p text:style-name="Table_20_Contents"/>
            <text:p text:style-name="Table_20_Contents">using System;</text:p>
            <text:p text:style-name="Table_20_Contents"/>
            <text:p text:style-name="Table_20_Contents">class DevConDemo {</text:p>
            <text:p text:style-name="Table_20_Contents"/>
            <text:p text:style-name="Table_20_Contents"><text:s text:c="2"/>public static void Main(String [] args ) {</text:p>
            <text:p text:style-name="Table_20_Contents"/>
            <text:p text:style-name="Table_20_Contents"><text:s text:c="9"/>Console.WriteLine("Hello World....");</text:p>
            <text:p text:style-name="Table_20_Contents"/>
            <text:p text:style-name="Table_20_Contents"><text:s text:c="2"/>}</text:p>
            <text:p text:style-name="Table_20_Contents"/>
            <text:p text:style-name="Table_20_Contents">}</text:p>
          </table:table-cell>
        </table:table-row>
      </table:table>
      <text:p text:style-name="Standard"/>
      <text:p text:style-name="Standard">For the sake of completeness, i will write an ANSI C/C++ ( C subset ) program which does the same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///////////////////////////////</text:p>
            <text:p text:style-name="Table_20_Contents">//Ansi_dump_cmd.cpp</text:p>
            <text:p text:style-name="Table_20_Contents">//</text:p>
            <text:p text:style-name="Table_20_Contents">//A ANSI C/C++ program to print the</text:p>
            <text:p text:style-name="Table_20_Contents">//string "Hello world..." </text:p>
            <text:p text:style-name="Table_20_Contents">//</text:p>
            <text:p text:style-name="Table_20_Contents">//</text:p>
            <text:p text:style-name="Table_20_Contents">//Written by Praseed Pai K.T.</text:p>
            <text:p text:style-name="Table_20_Contents">// <text:s text:c="10"/>http://praseedp.blogspot.com </text:p>
            <text:p text:style-name="Table_20_Contents">//</text:p>
            <text:p text:style-name="Table_20_Contents">//cl Ansi_dump_cmd.cpp </text:p>
            <text:p text:style-name="Table_20_Contents">//Ansi_dump_cmd</text:p>
            <text:p text:style-name="Table_20_Contents">//</text:p>
            <text:p text:style-name="Table_20_Contents">//</text:p>
            <text:p text:style-name="Table_20_Contents"/>
            <text:p text:style-name="Table_20_Contents">#include &lt;stdio.h&gt;</text:p>
            <text:p text:style-name="Table_20_Contents"/>
            <text:p text:style-name="Table_20_Contents">int main( int argc , char **argv )</text:p>
            <text:p text:style-name="Table_20_Contents">{</text:p>
            <text:p text:style-name="Table_20_Contents"/>
            <text:p text:style-name="Table_20_Contents"><text:s text:c="9"/>printf("%s\n","Hello World...");</text:p>
            <text:p text:style-name="Table_20_Contents">}</text:p>
            <text:p text:style-name="Table_20_Contents"/>
          </table:table-cell>
        </table:table-row>
      </table:table>
      <text:p text:style-name="Standard"/>
      <text:p text:style-name="Standard"><text:s/>Now that we know , how C++/CLI , C# and ANSI C/C++ program are written , Let us widen the net by writing a program to dump the command line arguments !</text:p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////////////////////////////////</text:p>
            <text:p text:style-name="Table_20_Contents">// Dump_Cmd.cpp</text:p>
            <text:p text:style-name="Table_20_Contents">// A C++/CLI Hello World...program</text:p>
            <text:p text:style-name="Table_20_Contents">// to dump the command line arguments </text:p>
            <text:p text:style-name="Table_20_Contents">// to the screen... </text:p>
            <text:p text:style-name="Table_20_Contents">// </text:p>
            <text:p text:style-name="Table_20_Contents">//</text:p>
            <text:p text:style-name="Table_20_Contents">//</text:p>
            <text:p text:style-name="Table_20_Contents">// Written by Praseed Pai K.T.</text:p>
            <text:p text:style-name="Table_20_Contents">// <text:s text:c="11"/>http://praseedp.blogspot.com</text:p>
            <text:p text:style-name="Table_20_Contents">//</text:p>
            <text:p text:style-name="Table_20_Contents">// @ the visual studio command prompt</text:p>
            <text:p text:style-name="Table_20_Contents">// </text:p>
            <text:p text:style-name="Table_20_Contents">// cl /clr Dump_cmd.cpp</text:p>
            <text:p text:style-name="Table_20_Contents">// Dump_cmd 1 2 3 </text:p>
            <text:p text:style-name="Table_20_Contents">//</text:p>
            <text:p text:style-name="Table_20_Contents"/>
            <text:p text:style-name="Table_20_Contents">using namespace System;</text:p>
            <text:p text:style-name="Table_20_Contents"/>
            <text:p text:style-name="Table_20_Contents">///////////////////////////////////</text:p>
            <text:p text:style-name="Table_20_Contents">//</text:p>
            <text:p text:style-name="Table_20_Contents">//</text:p>
            <text:p text:style-name="Table_20_Contents">// User entry point....</text:p>
            <text:p text:style-name="Table_20_Contents">//</text:p>
            <text:p text:style-name="Table_20_Contents">//</text:p>
            <text:p text:style-name="Table_20_Contents">//</text:p>
            <text:p text:style-name="Table_20_Contents"/>
            <text:p text:style-name="Table_20_Contents">int main(array&lt;String^&gt;^ args )</text:p>
            <text:p text:style-name="Table_20_Contents">{</text:p>
            <text:p text:style-name="Table_20_Contents"><text:s text:c="4"/>/////////////////////////////////////////</text:p>
            <text:p text:style-name="Table_20_Contents"><text:s text:c="4"/>//</text:p>
            <text:p text:style-name="Table_20_Contents"><text:s text:c="4"/>// in a ANSI C/C++ program ,command line parameters </text:p>
            <text:p text:style-name="Table_20_Contents"><text:s text:c="4"/>// are of the type char ** (char **argv or char *argv[])</text:p>
            <text:p text:style-name="Table_20_Contents"><text:s text:c="4"/>// and by default argv[0] is the executable name..</text:p>
            <text:p text:style-name="Table_20_Contents"><text:s text:c="4"/>// <text:s/></text:p>
            <text:p text:style-name="Table_20_Contents"><text:s text:c="4"/>// C++/CLI ( and C# ) won't give the executable name as </text:p>
            <text:p text:style-name="Table_20_Contents"><text:s text:c="4"/>// the first parameter</text:p>
            <text:p text:style-name="Table_20_Contents"/>
            <text:p text:style-name="Table_20_Contents"><text:s text:c="4"/>if ( args-&gt;Length == 0 ) {</text:p>
            <text:p text:style-name="Table_20_Contents"><text:s text:c="10"/>Console::WriteLine("No Command line parameters");</text:p>
            <text:p text:style-name="Table_20_Contents"><text:s text:c="10"/>return 0; <text:s/></text:p>
            <text:p text:style-name="Table_20_Contents"><text:s text:c="4"/>}</text:p>
            <text:p text:style-name="Table_20_Contents"><text:s text:c="4"/></text:p>
            <text:p text:style-name="Table_20_Contents"/>
            <text:p text:style-name="Table_20_Contents"><text:s text:c="4"/>int rs = args-&gt;Length;</text:p>
            <text:p text:style-name="Table_20_Contents"><text:s text:c="4"/>for(int i=0; i&lt;rs; ++i ) {</text:p>
            <text:p text:style-name="Table_20_Contents"><text:s text:c="13"/>Console::WriteLine("{0} ",args[i]-&gt;ToUpper() );</text:p>
            <text:p text:style-name="Table_20_Contents"><text:s text:c="4"/>}</text:p>
            <text:p text:style-name="Table_20_Contents"/>
            <text:p text:style-name="Table_20_Contents">}</text:p>
            <text:p text:style-name="Table_20_Contents"/>
          </table:table-cell>
        </table:table-row>
      </table:table>
      <text:p text:style-name="Standard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//////////////////////////////////////</text:p>
            <text:p text:style-name="Table_20_Contents">// CmdLineDump.cs</text:p>
            <text:p text:style-name="Table_20_Contents">//</text:p>
            <text:p text:style-name="Table_20_Contents">// A Program to dump the command line </text:p>
            <text:p text:style-name="Table_20_Contents">// arguments @ the console</text:p>
            <text:p text:style-name="Table_20_Contents">//</text:p>
            <text:p text:style-name="Table_20_Contents">// Written by Praseed Pai K.T.</text:p>
            <text:p text:style-name="Table_20_Contents">// <text:s text:c="11"/>http://praseedp.blogspot.com</text:p>
            <text:p text:style-name="Table_20_Contents">//</text:p>
            <text:p text:style-name="Table_20_Contents">// csc CmdLineDump.cs</text:p>
            <text:p text:style-name="Table_20_Contents">// CmdLineDump.cs <text:s text:c="3"/></text:p>
            <text:p text:style-name="Table_20_Contents">//</text:p>
            <text:p text:style-name="Table_20_Contents">//</text:p>
            <text:p text:style-name="Table_20_Contents">//</text:p>
            <text:p text:style-name="Table_20_Contents">using System;</text:p>
            <text:p text:style-name="Table_20_Contents"/>
            <text:p text:style-name="Table_20_Contents">class DevConDemo {</text:p>
            <text:p text:style-name="Table_20_Contents"/>
            <text:p text:style-name="Table_20_Contents"><text:s text:c="2"/>public static void Main(String [] args ) {</text:p>
            <text:p text:style-name="Table_20_Contents"><text:s/></text:p>
            <text:p text:style-name="Table_20_Contents"><text:s text:c="8"/>if ( args.Length == 0 )</text:p>
            <text:p text:style-name="Table_20_Contents"><text:s text:c="8"/>{</text:p>
            <text:p text:style-name="Table_20_Contents"><text:s text:c="11"/>Console.WriteLine("Hello World....");</text:p>
            <text:p text:style-name="Table_20_Contents"><text:s text:c="11"/>return;</text:p>
            <text:p text:style-name="Table_20_Contents"><text:s text:c="8"/>} </text:p>
            <text:p text:style-name="Table_20_Contents"/>
            <text:p text:style-name="Table_20_Contents"><text:s text:c="8"/>int cmd = args.Length;</text:p>
            <text:p text:style-name="Table_20_Contents"/>
            <text:p text:style-name="Table_20_Contents"><text:s text:c="8"/>for(int i=0;i&lt;cmd;++i )</text:p>
            <text:p text:style-name="Table_20_Contents"><text:s text:c="8"/>{</text:p>
            <text:p text:style-name="Table_20_Contents"><text:s text:c="13"/>Console.WriteLine("{0}",args[i]);</text:p>
            <text:p text:style-name="Table_20_Contents"><text:s text:c="13"/></text:p>
            <text:p text:style-name="Table_20_Contents"><text:s text:c="8"/>}</text:p>
            <text:p text:style-name="Table_20_Contents"/>
            <text:p text:style-name="Table_20_Contents"><text:s text:c="8"/></text:p>
            <text:p text:style-name="Table_20_Contents"/>
            <text:p text:style-name="Table_20_Contents"><text:s text:c="2"/>}</text:p>
            <text:p text:style-name="Table_20_Contents"/>
            <text:p text:style-name="Table_20_Contents"/>
            <text:p text:style-name="Table_20_Contents">}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/////////////////////////////</text:p>
            <text:p text:style-name="Table_20_Contents">//CmdLineDump.cpp</text:p>
            <text:p text:style-name="Table_20_Contents">//</text:p>
            <text:p text:style-name="Table_20_Contents">//A ANSI C/C++ program to dump the command</text:p>
            <text:p text:style-name="Table_20_Contents"><text:soft-page-break/>//line arguments....</text:p>
            <text:p text:style-name="Table_20_Contents">//</text:p>
            <text:p text:style-name="Table_20_Contents">//</text:p>
            <text:p text:style-name="Table_20_Contents">//Written by Praseed Pai K.T.</text:p>
            <text:p text:style-name="Table_20_Contents">// <text:s text:c="10"/>http://praseedp.blogspot.com</text:p>
            <text:p text:style-name="Table_20_Contents">//</text:p>
            <text:p text:style-name="Table_20_Contents">//cl CmdLineDump.cpp</text:p>
            <text:p text:style-name="Table_20_Contents">//CmdLineDump.cpp</text:p>
            <text:p text:style-name="Table_20_Contents">//</text:p>
            <text:p text:style-name="Table_20_Contents">#include &lt;stdio.h&gt;</text:p>
            <text:p text:style-name="Table_20_Contents"/>
            <text:p text:style-name="Table_20_Contents">int main(int argc , char **argv )</text:p>
            <text:p text:style-name="Table_20_Contents">{</text:p>
            <text:p text:style-name="Table_20_Contents"><text:s text:c="8"/>if ( argc == 1 ) {</text:p>
            <text:p text:style-name="Table_20_Contents"><text:s text:c="12"/>printf("%s\n","No command line arguments");</text:p>
            <text:p text:style-name="Table_20_Contents"><text:s text:c="12"/>return 0;</text:p>
            <text:p text:style-name="Table_20_Contents"><text:s text:c="8"/>}</text:p>
            <text:p text:style-name="Table_20_Contents"/>
            <text:p text:style-name="Table_20_Contents"><text:s text:c="8"/>int cmd = argc;</text:p>
            <text:p text:style-name="Table_20_Contents"/>
            <text:p text:style-name="Table_20_Contents"><text:s text:c="8"/>for(int i=1; i&lt;cmd; ++i )</text:p>
            <text:p text:style-name="Table_20_Contents"><text:s text:c="8"/>{</text:p>
            <text:p text:style-name="Table_20_Contents"><text:s text:c="11"/>printf("%s\n",argv[i]);</text:p>
            <text:p text:style-name="Table_20_Contents"><text:s text:c="8"/>} </text:p>
            <text:p text:style-name="Table_20_Contents"/>
            <text:p text:style-name="Table_20_Contents"/>
            <text:p text:style-name="Table_20_Contents">}</text:p>
          </table:table-cell>
        </table:table-row>
      </table:table>
      <text:p text:style-name="Standard"/>
      <text:p text:style-name="Standard"/>
      <text:p text:style-name="Standard">Let us do something more useful than these program. The following program will compute the average of series of numbers.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background-color="#cccccc" text:number-lines="false" text:line-number="0">
        <style:background-image/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10-06-28T04:58:12</meta:creation-date>
    <dc:date>2010-06-28T06:08:32</dc:date>
    <meta:editing-cycles>12</meta:editing-cycles>
    <meta:editing-duration>PT1H10M22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6" meta:paragraph-count="178" meta:word-count="517" meta:character-count="4681"/>
  </office:meta>
</office:document-meta>
</file>